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none" fo:border-right="none" fo:border-top="none" fo:border-bottom="0.035cm solid #000000"/>
    </style:style>
    <style:style style:name="Tabelle1.B1" style:family="table-cell">
      <style:table-cell-properties fo:padding="0.097cm" fo:border="none"/>
    </style:style>
    <style:style style:name="Tabelle1.B2" style:family="table-cell">
      <style:table-cell-properties fo:background-color="#996633" fo:padding="0.097cm" fo:border="none">
        <style:background-image/>
      </style:table-cell-properties>
    </style:style>
    <style:style style:name="Tabelle1.B3" style:family="table-cell" style:data-style-name="N0">
      <style:table-cell-properties fo:background-color="#996633" fo:padding="0.097cm" fo:border-left="none" fo:border-right="none" fo:border-top="none" fo:border-bottom="0.035cm solid #000000">
        <style:background-image/>
      </style:table-cell-properties>
    </style:style>
    <style:style style:name="Tabelle1.A4" style:family="table-cell">
      <style:table-cell-properties fo:padding="0.097cm" fo:border-left="0.002cm solid #000000" fo:border-right="none" fo:border-top="none" fo:border-bottom="0.002cm solid #000000"/>
    </style:style>
    <style:style style:name="Tabelle1.B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8.043cm" style:type="right"/>
          <style:tab-stop style:position="8.49cm"/>
          <style:tab-stop style:position="16.933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8.043cm" style:type="right"/>
          <style:tab-stop style:position="8.49cm"/>
          <style:tab-stop style:position="16.933cm" style:type="right"/>
        </style:tab-stops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>
        <style:tab-stops>
          <style:tab-stop style:position="8.043cm" style:type="right"/>
          <style:tab-stop style:position="8.49cm"/>
          <style:tab-stop style:position="16.933cm" style:type="right"/>
        </style:tab-stops>
      </style:paragraph-properties>
    </style:style>
    <style:style style:name="P4" style:family="paragraph" style:parent-style-name="Standard" style:list-style-name="L1">
      <style:paragraph-properties>
        <style:tab-stops>
          <style:tab-stop style:position="8.043cm" style:type="right"/>
          <style:tab-stop style:position="8.49cm"/>
          <style:tab-stop style:position="16.933cm" style:type="right"/>
        </style:tab-stops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{list}</text:p>
      <text:p text:style-name="P1">A</text:p>
      <text:p text:style-name="P1">${obj}</text:p>
      <text:p text:style-name="P1">C</text:p>
      <text:p text:style-name="P1"/>
      <text:p text:style-name="P1">@{list}</text:p>
      <text:p text:style-name="P1"/>
      <text:p text:style-name="P1">@{list}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rows-spanned="3" office:value-type="string">
            <text:p text:style-name="Table_20_Contents">${obj}</text:p>
          </table:table-cell>
          <table:table-cell table:style-name="Tabelle1.B1" office:value-type="string">
            <text:p text:style-name="Table_20_Contents">y</text:p>
          </table:table-cell>
        </table:table-row>
        <table:table-row>
          <table:covered-table-cell/>
          <table:table-cell table:style-name="Tabelle1.B2" office:value-type="string">
            <text:p text:style-name="Table_20_Contents">z</text:p>
          </table:table-cell>
        </table:table-row>
        <table:table-row>
          <table:covered-table-cell/>
          <table:table-cell table:style-name="Tabelle1.B3" office:value-type="float" office:value="5">
            <text:p text:style-name="Table_20_Contents">5</text:p>
          </table:table-cell>
        </table:table-row>
        <table:table-row>
          <table:table-cell table:style-name="Tabelle1.A4" office:value-type="string">
            <text:p text:style-name="Table_20_Contents">${obj}</text:p>
          </table:table-cell>
          <table:table-cell table:style-name="Tabelle1.B4" office:value-type="string">
            <text:p text:style-name="Table_20_Contents">B</text:p>
          </table:table-cell>
        </table:table-row>
      </table:table>
      <text:p text:style-name="P1">@{list}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>A</text:p>
          </table:table-cell>
          <table:table-cell table:style-name="Tabelle2.B1" office:value-type="string">
            <text:p text:style-name="Table_20_Contents">B</text:p>
          </table:table-cell>
        </table:table-row>
        <table:table-row>
          <table:table-cell table:style-name="Tabelle2.A2" office:value-type="string">
            <text:p text:style-name="Table_20_Contents">${obj}</text:p>
          </table:table-cell>
          <table:table-cell table:style-name="Tabelle2.B2" office:value-type="string">
            <text:p text:style-name="Table_20_Contents">j</text:p>
          </table:table-cell>
        </table:table-row>
        <table:table-row>
          <table:table-cell table:style-name="Tabelle2.A2" office:value-type="string">
            <text:p text:style-name="Table_20_Contents">E</text:p>
          </table:table-cell>
          <table:table-cell table:style-name="Tabelle2.B2" office:value-type="string">
            <text:p text:style-name="Table_20_Contents">E1</text:p>
          </table:table-cell>
        </table:table-row>
      </table:table>
      <text:p text:style-name="P1"/>
      <text:p text:style-name="P1"/>
      <text:p text:style-name="P1"/>
      <text:p text:style-name="P1">!{list}</text:p>
      <text:p text:style-name="P2"><text:tab/>Es liegen keine Elemente vor!</text:p>
      <text:p text:style-name="P1">!{list}</text:p>
      <text:p text:style-name="P1"/>
      <text:p text:style-name="P1">@{list}</text:p>
      <text:list xml:id="list3601032605471331761" text:style-name="L1">
        <text:list-item>
          <text:p text:style-name="P4">${obj}</text:p>
        </text:list-item>
        <text:list-item>
          <text:p text:style-name="P4">${obj}x</text:p>
          <text:list>
            <text:list-header>
              <text:p text:style-name="P4">@{list}</text:p>
            </text:list-header>
            <text:list-item>
              <text:p text:style-name="P4">${obj}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5:41:23</meta:creation-date>
    <dc:date>2014-11-22T23:42:31</dc:date>
    <meta:editing-duration>P4DT7M53S</meta:editing-duration>
    <meta:editing-cycles>24</meta:editing-cycles>
    <meta:generator>OpenOffice.org/3.4.1$Unix OpenOffice.org_project/341m1$Build-9593</meta:generator>
    <meta:document-statistic meta:table-count="2" meta:image-count="0" meta:object-count="0" meta:page-count="1" meta:paragraph-count="27" meta:word-count="35" meta:character-count="145"/>
  </office:meta>
</office:document-meta>
</file>